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C0000034CC0F6DBF7120238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58bbe" officeooo:paragraph-rsid="00158bb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58bbe" officeooo:paragraph-rsid="00158bbe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04 <text:s/></text:p>
      <text:p text:style-name="P1"/>
      <text:p text:style-name="P2"/>
      <text:p text:style-name="P2"/>
      <text:p text:style-name="P2"><draw:frame draw:style-name="fr1" draw:name="Image1" text:anchor-type="char" svg:width="17cm" svg:height="19.6cm" draw:z-index="0"><draw:image xlink:href="Pictures/100000010000048C0000034CC0F6DBF7120238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23:12:52.932355637</meta:creation-date>
    <dc:date>2023-12-13T23:14:22.702423758</dc:date>
    <meta:editing-duration>PT1M30S</meta:editing-duration>
    <meta:editing-cycles>1</meta:editing-cycles>
    <meta:document-statistic meta:table-count="0" meta:image-count="1" meta:object-count="0" meta:page-count="1" meta:paragraph-count="1" meta:word-count="1" meta:character-count="15" meta:non-whitespace-character-count="13"/>
    <meta:generator>LibreOffice/7.3.7.2$Linux_X86_64 LibreOffice_project/30$Build-2</meta:generator>
  </office:meta>
</office:document-meta>
</file>